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251102383981264151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478016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8"/>
              <text:p text:style-name="P27"><text:span text:style-name="T3">Thur Nov 15, 2018 </text:span>2.25 miles<text:span text:style-name="T3"> </text:span></text:p>
              <text:p text:style-name="P28">On the Wise Center indoor track: 1 mile splits 4:55 + 4:35 = 9:30, rest 5 minutes</text:p>
              <text:p text:style-name="P28">On a recumbant stationary bike: </text:p>
              <text:list>
                <text:list-item>
                  <text:list>
                    <text:list-header>
                      <text:p text:style-name="P28"><text:s text:c="5"/>50 calorie ride in 4:10 (final pulse: 137), 25 calorie slow ride </text:p>
                      <text:p text:style-name="P28"><text:s text:c="5"/>25 calorie ride in 1:58, 25 calorie slow ride</text:p>
                      <text:p text:style-name="P2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481388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467729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603621519832751440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273196608046232543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465657132125186809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842896927359738654" text:style-name="L5">
        <text:list-item>
          <text:list>
            <text:list-header>
              <text:p text:style-name="P2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When it was set for 12.5 km/hour or 7.767 miles/hr, it made 20 cycles in 17.42 seconds. <text:s/>So one cycle takes 0.871 seconds. <text:s/>Now to check the calibration I need to find the length of the belt on a Life Cycle treadmill.</text:p>
      <text:p text:style-name="P13"/>
      <text:p text:style-name="P13"><text:s text:c="2"/></text:p>
      <text:p text:style-name="P13"><text:span text:style-name="T3">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3"><text:span text:style-name="T3">My pulse stayed at 161 or 162 for the whole second mile.</text:span></text:p>
      <text:p text:style-name="P13">Warm down:<text:span text:style-name="T3"> <text:s/>½ mile jog outside</text:span></text:p>
      <text:p text:style-name="P13"/>
      <text:p text:style-name="P13">25.85 miles in the last week</text:p>
      <text:p text:style-name="P1"/>
      <text:list xml:id="list25458602" text:continue-numbering="true" text:style-name="L5">
        <text:list-item>
          <text:list>
            <text:list-header>
              <text:p text:style-name="P36"><text:soft-pag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4T05:26:31.03</dc:date>
    <dc:creator>James  Lombardi</dc:creator>
    <meta:editing-duration>P7DT3H58M21S</meta:editing-duration>
    <meta:editing-cycles>607</meta:editing-cycles>
    <meta:generator>OpenOffice/4.1.2$Win32 OpenOffice.org_project/412m3$Build-9782</meta:generator>
    <meta:document-statistic meta:table-count="0" meta:image-count="0" meta:object-count="0" meta:page-count="14" meta:paragraph-count="344" meta:word-count="4657" meta:character-count="23310"/>
  </office:meta>
</office:document-meta>
</file>